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64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1.062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.185cm" svg:y="2.766cm" svg:width="3.261cm" draw:z-index="0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4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6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5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4" draw:name="Frame4" text:anchor-type="paragraph" svg:x="9.511cm" svg:y="3.895cm" svg:width="4.722cm" draw:z-index="3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6.646cm" draw:z-index="2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1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16.72cm" svg:y="27.855cm" svg:width="2.007cm" draw:z-index="8"><draw:text-box fo:min-height="0.508cm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6" draw:name="Image1" text:anchor-type="paragraph" svg:x="2.635cm" svg:y="16.88cm" svg:width="5.676cm" svg:height="1.813cm" draw:z-index="7"><draw:image xlink:href="Pictures/100002010000010A0000005583825C58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draw:fill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21-02-01T09:34:27.014697730</dc:date>
    <meta:editing-duration>PT5H8M4S</meta:editing-duration>
    <meta:editing-cycles>107</meta:editing-cycles>
    <meta:generator>LibreOffice/4.3.3.2$Linux_X86_64 LibreOffice_project/430m0$Build-2</meta:generator>
    <meta:printed-by>Laurent FRANCOIS</meta:printed-by>
    <meta:print-date>2017-08-03T03:53:56.401747437</meta:print-date>
    <dc:creator>L. FRANCOIS</dc:creator>
    <meta:document-statistic meta:table-count="1" meta:image-count="1" meta:object-count="0" meta:page-count="1" meta:paragraph-count="15" meta:word-count="50" meta:character-count="272" meta:non-whitespace-character-count="266"/>
  </office:meta>
</office:document-meta>
</file>